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office:automatic-styles>
  <office:body>
    <office:text>
      <text:h text:style-name="Heading_20_1" text:outline-level="1"><text:bookmark-start text:name="lekce-12-život-a-práce-v-izraeli-חיים-ועבודה-בישראל"/>Lekce 12: Život a práce v Izraeli (חיים ועבודה בישראל)<text:bookmark-end text:name="lekce-12-život-a-práce-v-izraeli-חיים-ועבודה-בישראל"/></text:h>
      <text:h text:style-name="Heading_20_2" text:outline-level="2"><text:bookmark-start text:name="článek-ve-writeru-nastavte-rtl"/>1. Článek (Ve Writeru nastavte RTL)<text:bookmark-end text:name="článek-ve-writeru-nastavte-rtl"/></text:h>
      <text:p text:style-name="First_20_paragraph">החיים בישראל משלבים בין עבודה אינטנסיבית לבין דגש חזק על משפחה ופנאי. מושג ה”וורק-לייף באלאנס” הופך ליותר פופולרי, אך עדיין ישראלים רבים עובדים שעות נוספות. אחד המאפיינים הייחודיים הוא שירות המילואים, שמשפיע על שוק העבודה ועל החיים האישיים. בתקופות של חופש, הישראלים אוהבים לטייל בארץ או לטוס לחו”ל. למרות הלחץ היומיומי, קיימת תחושה של ערבות הדדית וסיוע בעת צרה, מה שמקל על ההתמודדות עם אתגרי החיים.</text:p>
      <text:h text:style-name="Heading_20_2" text:outline-level="2"><text:bookmark-start text:name="slovíčka-středník"/>2. Slovíčka (Středník)<text:bookmark-end text:name="slovíčka-středník"/></text:h>
      <text:p text:style-name="First_20_paragraph">Hebrejsky;Kořen;Výslovnost;Význam;Příklad פנאי;פ.נ.י;Pnai;volný čas;תרבות הפנאי שעות נוספות;י.ס.ף;Ša’ot Nosafot;přesčasy;לעבוד שעות נוספות מילואים;מ.ל.א;Miluim;vojenská záloha;שירות מילואים פעיל חופש;ח.פ.ש;Chofeš;dovolená / svoboda;לצאת לחופש שנתי חו”ל;—;Chul;zahraničí;לטוס לחו”ל בקיץ ערבות;ע.ר.ב;Aravut;záruka / ručení;ערבות הדדית צרה;צ.ר.ר;Tzara;potíž / neštěstí;חבר בעת צרה אתגר;ת.ג.ר;Etgar;výzva;אתגר מקצועי חדש שגרה;ש.ג.ר;Šigra;rutina;לחזור לשגרה איזון;א.ז.נ;Izun;rovnováha / balans;איזון בין עבודה לבית</text:p>
      <text:h text:style-name="Heading_20_2" text:outline-level="2"><text:bookmark-start text:name="gramatický-výklad-kořen-m.l.a-מ.ל.א"/>3. Gramatický výklad: Kořen M.L.A (מ.ל.א)<text:bookmark-end text:name="gramatický-výklad-kořen-m.l.a-מ.ל.א"/></text:h>
      <text:p text:style-name="First_20_paragraph">Kořen <text:span text:style-name="T1">מ.ל.א</text:span> znamená „plný“ nebo „naplnit“. - <text:span text:style-name="T1">מלא</text:span> (Male): plný. - <text:span text:style-name="T1">למלא</text:span> (Lemale): naplnit (kmen Pi’el). - <text:span text:style-name="T1">מילואים</text:span> (Miluim): vojenská záloha. Původně toto slovo znamenalo „doplnění“ nebo „výplň“ (např. v Bibli šlo o drahokamy vsazené do roucha). V moderním kontextu jde o vojáky, kteří „doplňují“ armádu v případě potřeby.</text:p>
      <text:h text:style-name="Heading_20_2" text:outline-level="2"><text:bookmark-start text:name="anki-import-ready"/>4. Anki Import Ready<text:bookmark-end text:name="anki-import-ready"/></text:h>
      <text:p text:style-name="First_20_paragraph">CSV data naleznete v souboru <text:span text:style-name="Source_Text">anki_lekce012.csv</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
    <dc:description/>
    <dc:subject/>
    <meta:keyword/>
    <meta:initial-creator/>
    <dc:creator/>
    <meta:creation-date>2026-03-10T19:02:35Z</meta:creation-date>
    <dc:date>2026-03-10T19:02:35Z</dc:date>
  </office:meta>
</office:document-meta>
</file>